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dad" officeooo:paragraph-rsid="00160d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</text:p>
      <text:p text:style-name="P1"/>
      <text:p text:style-name="P1">- Funcionales:</text:p>
      <text:p text:style-name="P1"/>
      <text:p text:style-name="P1">* configuracion de menus</text:p>
      <text:p text:style-name="P1">* planificables</text:p>
      <text:p text:style-name="P1">* control de kalorias y marcros</text:p>
      <text:p text:style-name="P1">*</text:p>
      <text:p text:style-name="P1">*</text:p>
      <text:p text:style-name="P1"/>
      <text:p text:style-name="P1">- No funcionales:</text:p>
      <text:p text:style-name="P1"/>
      <text:p text:style-name="P1">* Uso interno</text:p>
      <text:p text:style-name="P1">* Seguridad de los datos</text:p>
      <text:p text:style-name="P1">*</text:p>
      <text:p text:style-name="P1">*</text:p>
      <text:p text:style-name="P1">*</text:p>
      <text:p text:style-name="P1"/>
      <text:p text:style-name="P1">R. sistemas</text:p>
      <text:p text:style-name="P1">- base de das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45:32.998000000</meta:creation-date>
    <dc:date>2024-10-29T14:57:58.952000000</dc:date>
    <meta:editing-duration>PT12M26S</meta:editing-duration>
    <meta:editing-cycles>1</meta:editing-cycles>
    <meta:document-statistic meta:table-count="0" meta:image-count="0" meta:object-count="0" meta:page-count="1" meta:paragraph-count="15" meta:word-count="37" meta:character-count="178" meta:non-whitespace-character-count="156"/>
    <meta:generator>LibreOffice/24.8.2.1$Windows_X86_64 LibreOffice_project/0f794b6e29741098670a3b95d60478a65d05ef13</meta:generator>
  </office:meta>
</office:document-meta>
</file>